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40372" officeooo:paragraph-rsid="00040372"/>
    </style:style>
    <style:style style:name="P2" style:family="paragraph" style:parent-style-name="Standard">
      <style:paragraph-properties fo:text-align="start" style:justify-single-word="false"/>
      <style:text-properties officeooo:rsid="00040372" officeooo:paragraph-rsid="00040372"/>
    </style:style>
    <style:style style:name="P3" style:family="paragraph" style:parent-style-name="Standard">
      <style:paragraph-properties fo:text-align="end" style:justify-single-word="false"/>
      <style:text-properties officeooo:rsid="00040372" officeooo:paragraph-rsid="00040372"/>
    </style:style>
    <style:style style:name="P4" style:family="paragraph" style:parent-style-name="Standard">
      <style:paragraph-properties fo:text-align="start" style:justify-single-word="false"/>
      <style:text-properties officeooo:rsid="000482f2" officeooo:paragraph-rsid="000482f2"/>
    </style:style>
    <style:style style:name="P5" style:family="paragraph" style:parent-style-name="Standard">
      <style:paragraph-properties fo:text-align="start" style:justify-single-word="false"/>
      <style:text-properties officeooo:rsid="0006ca15" officeooo:paragraph-rsid="0006ca15"/>
    </style:style>
    <style:style style:name="P6" style:family="paragraph" style:parent-style-name="Standard">
      <style:paragraph-properties fo:text-align="start" style:justify-single-word="false"/>
      <style:text-properties officeooo:rsid="00077284" officeooo:paragraph-rsid="00077284"/>
    </style:style>
    <style:style style:name="P7" style:family="paragraph" style:parent-style-name="Standard">
      <style:paragraph-properties fo:text-align="start" style:justify-single-word="false"/>
      <style:text-properties officeooo:rsid="000834b5" officeooo:paragraph-rsid="000834b5"/>
    </style:style>
    <style:style style:name="P8" style:family="paragraph" style:parent-style-name="Standard">
      <style:paragraph-properties fo:text-align="start" style:justify-single-word="false"/>
      <style:text-properties officeooo:rsid="00094eee" officeooo:paragraph-rsid="00094eee"/>
    </style:style>
    <style:style style:name="P9" style:family="paragraph" style:parent-style-name="Heading_20_1"/>
    <style:style style:name="P10" style:family="paragraph" style:parent-style-name="Heading_20_1">
      <style:paragraph-properties fo:break-before="page"/>
    </style:style>
    <style:style style:name="P11" style:family="paragraph" style:parent-style-name="Heading_20_2">
      <style:text-properties officeooo:rsid="0009a5da" officeooo:paragraph-rsid="0009a5da"/>
    </style:style>
    <style:style style:name="P12" style:family="paragraph" style:parent-style-name="Heading_20_2">
      <style:text-properties officeooo:paragraph-rsid="0009a5da"/>
    </style:style>
    <style:style style:name="P13" style:family="paragraph" style:parent-style-name="Heading_20_2">
      <style:paragraph-properties fo:break-before="page"/>
      <style:text-properties officeooo:rsid="0009a5da" officeooo:paragraph-rsid="0009a5da"/>
    </style:style>
    <style:style style:name="P14" style:family="paragraph" style:parent-style-name="Standard" style:master-page-name="First_20_Page">
      <style:paragraph-properties fo:text-align="start" style:justify-single-word="false" style:page-number="auto"/>
      <style:text-properties officeooo:rsid="00040372" officeooo:paragraph-rsid="00040372"/>
    </style:style>
    <style:style style:name="P15" style:family="paragraph" style:parent-style-name="Standard">
      <style:paragraph-properties fo:text-align="start" style:justify-single-word="false"/>
      <style:text-properties officeooo:rsid="00077284" officeooo:paragraph-rsid="0006ca15"/>
    </style:style>
    <style:style style:name="P16" style:family="paragraph" style:parent-style-name="Standard">
      <style:paragraph-properties fo:text-align="start" style:justify-single-word="false"/>
      <style:text-properties officeooo:rsid="00077284" officeooo:paragraph-rsid="00077284"/>
    </style:style>
    <style:style style:name="P17" style:family="paragraph" style:parent-style-name="Standard">
      <style:paragraph-properties fo:text-align="start" style:justify-single-word="false"/>
      <style:text-properties fo:font-weight="normal" officeooo:rsid="000834b5" officeooo:paragraph-rsid="00077284" style:font-weight-asian="normal" style:font-weight-complex="normal"/>
    </style:style>
    <style:style style:name="P18" style:family="paragraph" style:parent-style-name="Standard">
      <style:paragraph-properties fo:text-align="start" style:justify-single-word="false"/>
      <style:text-properties fo:font-weight="normal" officeooo:rsid="000834b5" officeooo:paragraph-rsid="000834b5" style:font-weight-asian="normal" style:font-weight-complex="normal"/>
    </style:style>
    <style:style style:name="P19" style:family="paragraph" style:parent-style-name="Standard">
      <style:paragraph-properties fo:text-align="start" style:justify-single-word="false"/>
      <style:text-properties officeooo:rsid="00040372" officeooo:paragraph-rsid="00040372"/>
    </style:style>
    <style:style style:name="P20" style:family="paragraph" style:parent-style-name="Text_20_body">
      <style:text-properties officeooo:paragraph-rsid="0009a5da"/>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0502c6"/>
    </style:style>
    <style:style style:name="T2" style:family="text">
      <style:text-properties officeooo:rsid="00077284"/>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9a5da"/>
    </style:style>
    <style:style style:name="T6" style:family="text">
      <style:text-properties officeooo:rsid="000482f2"/>
    </style:style>
    <style:style style:name="T7" style:family="text">
      <style:text-properties style:font-name="Courier New" officeooo:rsid="0009a5da"/>
    </style:style>
    <style:style style:name="T8" style:family="text">
      <style:text-properties style:font-name="Times New Roman"/>
    </style:style>
    <style:style style:name="T9" style:family="text">
      <style:text-properties style:font-name="Times New Roman" officeooo:rsid="0009a5da"/>
    </style:style>
    <style:style style:name="T10" style:family="text">
      <style:text-properties style:font-name="Times New Roman" officeooo:rsid="000a2ede"/>
    </style:style>
    <style:style style:name="T11" style:family="text">
      <style:text-properties officeooo:rsid="000a2ed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livier NISOLE</text:p>
      <text:p text:style-name="P2">Romain FAILL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Heading">Projet n°4 : Gestion d'une bibliothè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Mercredi 28 Mai</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1"><text:a xlink:type="simple" xlink:href="#__RefHeading__694_687735892" text:style-name="Index_20_Link" text:visited-style-name="Index_20_Link">I - Introduction<text:tab/>3</text:a></text:p>
          <text:p text:style-name="P21"><text:a xlink:type="simple" xlink:href="#__RefHeading__696_687735892" text:style-name="Index_20_Link" text:visited-style-name="Index_20_Link">II - Fonctionnement de la base de données<text:tab/>3</text:a></text:p>
          <text:p text:style-name="P22"><text:a xlink:type="simple" xlink:href="#__RefHeading__698_687735892" text:style-name="Index_20_Link" text:visited-style-name="Index_20_Link">1. La représentation des données stockées<text:tab/>3</text:a></text:p>
          <text:p text:style-name="P22"><text:a xlink:type="simple" xlink:href="#__RefHeading__700_687735892" text:style-name="Index_20_Link" text:visited-style-name="Index_20_Link">2. La gestion des différents liens entre les données<text:tab/>3</text:a></text:p>
          <text:p text:style-name="P22"><text:a xlink:type="simple" xlink:href="#__RefHeading__702_687735892" text:style-name="Index_20_Link" text:visited-style-name="Index_20_Link">3. Persistance des données<text:tab/>5</text:a></text:p>
          <text:p text:style-name="P21"><text:a xlink:type="simple" xlink:href="#__RefHeading__704_687735892" text:style-name="Index_20_Link" text:visited-style-name="Index_20_Link">III - Mise en place et utilisation<text:tab/>6</text:a></text:p>
          <text:p text:style-name="P22"><text:a xlink:type="simple" xlink:href="#__RefHeading__706_687735892" text:style-name="Index_20_Link" text:visited-style-name="Index_20_Link">1. Menu Principal<text:tab/>6</text:a></text:p>
          <text:p text:style-name="P22"><text:a xlink:type="simple" xlink:href="#__RefHeading__708_687735892" text:style-name="Index_20_Link" text:visited-style-name="Index_20_Link">2. Menu de Service<text:tab/>6</text:a></text:p>
          <text:p text:style-name="P21"><text:a xlink:type="simple" xlink:href="#__RefHeading__710_687735892" text:style-name="Index_20_Link" text:visited-style-name="Index_20_Link">IV - Conclusion<text:tab/>7</text:a></text:p>
        </text:index-body>
      </text:table-of-content>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694_687735892"/>Introductio<text:span text:style-name="T5">n</text:span><text:bookmark-end text:name="__RefHeading__694_687735892"/></text:h>
      <text:p text:style-name="P4"><text:tab/>Les bases de données sont des système permettant le stockage d'information et leurs modification<text:span text:style-name="T1">s</text:span>. Dans le cadre de notre dernier projet de programmation en C, il nous a été demandé de créer en binôme un programme simulant une bibliothèque, et permettant la saisie, l'utilisation et la modification de donnée dans celle-ci. <text:s/><text:span text:style-name="T1">Ainsi, pour présenter notre travail, nous avons séparé notre analyse en deux partie : une description de la base de donnée, avec son fonctionnement et sa génération ; et ensuite une description de son utilisation à travers la bibliothèque virtuelle que nous avons crée.</text:span></text:p>
      <text:p text:style-name="P1"/>
      <text:h text:style-name="Heading_20_1" text:outline-level="1"><text:bookmark-start text:name="__RefHeading__696_687735892"/><text:span text:style-name="T6">Fonctionnement de la base de données</text:span><text:bookmark-end text:name="__RefHeading__696_687735892"/></text:h>
      <text:p text:style-name="Text_20_body"><text:span text:style-name="T6"><text:tab/>Notre base de données s'inspire du fonctionnement des bases de données actuellement disponible dans le marché. Cependant, nos algorithmes sont spécifiques à notre « bibliothèque » et ne sont pas généralistes. Dans cette partie, nous allons tâcher de vous exposer les solutions que nous avons retenus pour permettra la modélisation des données et la persistance de ces dernières.</text:span></text:p>
      <text:h text:style-name="P12" text:outline-level="2"><text:bookmark-start text:name="__RefHeading__698_687735892"/><text:span text:style-name="T6">La représentation des données stockées</text:span><text:bookmark-end text:name="__RefHeading__698_687735892"/></text:h>
      <text:p text:style-name="P20"><text:span text:style-name="T6"><text:tab/>Dans le cadre de notre projet, nous avons décidé de représenter 3 types de données : les livres, les membres et les genres des livres. Il est évident qu'il est naturel de modéliser les membres et les livres mais nous avons décidé de rajouter les genres car, nous avons trouvé qu'il y en avait trop pour que l'on puisse faire une liste exhaustive de ces derniers mais également pour laisser le choix au libraire de faire sa propre classification en utilisant ses abréviations.</text:span></text:p>
      <text:p text:style-name="P20"><text:span text:style-name="T6"><text:tab/>Nous avons donc représenté ces informations dans 3 structures différentes : </text:span><text:span text:style-name="T7">member_t</text:span><text:span text:style-name="T9">, </text:span><text:span text:style-name="T7">book_t</text:span><text:span text:style-name="T9"> et </text:span><text:span text:style-name="T7">thema_t</text:span><text:span text:style-name="T9">. Notre code source contient toutes les informations pour vous expliquer les utilités des différents champs des structures.</text:span></text:p>
      <text:h text:style-name="P11" text:outline-level="2"><text:bookmark-start text:name="__RefHeading__700_687735892"/><text:span text:style-name="T8">La gestion des différents liens entre les données</text:span><text:bookmark-end text:name="__RefHeading__700_687735892"/></text:h>
      <text:p text:style-name="P20"><text:span text:style-name="T9"><text:tab/>Une bonne base de données doit savoir gérer les différents liens entre les données qu'elle stocke. La nôtre ne doit donc pas déroger à la règle ! Il nous a donc fallu choisir un moyen de stocker les informations à la suite en mémoire tout en se laissant la possibilité d'y accéder rapidement.</text:span></text:p>
      <text:p text:style-name="P20"><text:span text:style-name="T9"><text:tab/>Pour cela, on a utilisé des listes doublement chaînées qui ont leur en-tête décrit dans les structures </text:span><text:span text:style-name="T7">member_db</text:span><text:span text:style-name="T9">, </text:span><text:span text:style-name="T7">book_db</text:span><text:span text:style-name="T9"> et </text:span><text:span text:style-name="T7">thema_db</text:span><text:span text:style-name="T9">. Ces en-têtes contiennent le nom du fichier où les données seront écrites (on y reviendra plus tard), la taille de la liste, le prochain index libre dans la liste, le nombre d'éléments dans liste, un tableau d'indexage des différents éléments de la liste et l'adresse du premier élément.</text:span></text:p>
      <text:p text:style-name="P20"><text:span text:style-name="T9"><text:tab/>Le tableau d'indexage est ce le moyen que nous avons mis en œuvre pour accéder aux données rapidement. En effet, ce dernier stocke les adresses des différents éléments de la liste à un indice donné (il est également enregistré dans l'élément). Cependant, il a une taille qui ne peut que croître donc, l'enregistrement de nouvelles données demande à vérifier si il y a un « espace » libre </text:span><text:soft-page-break/><text:span text:style-name="T9">dans ce tableau avant de l'ajouter à la fin de la liste. Dans le cas où il y a un espace, l'utilisation d'une liste chaînée permet une insertion facile.</text:span></text:p>
      <text:p text:style-name="P20"><text:span text:style-name="T9"><text:tab/>Nous avons donc 2 moyens de parcourir la base de données : avec les différents liens entre les éléments de la liste ou avec le tableau d'indexage. Mais la véritable utilité de ce tableau est qu'il permet de faire les liens entre les éléments de différentes tables facilement. En effet, en renseignant l'indice d'un élément dans une autre table à l'intérieur d'une structure permet d'accéder facilement à ce dernier.</text:span></text:p>
      <text:p text:style-name="P20"><text:span text:style-name="T9"/></text:p>
      <text:h text:style-name="P13" text:outline-level="2"><text:bookmark-start text:name="__RefHeading__702_687735892"/><text:span text:style-name="T8">Persistance des données</text:span><text:bookmark-end text:name="__RefHeading__702_687735892"/></text:h>
      <text:p text:style-name="P20"><text:span text:style-name="T9"><text:tab/></text:span><text:span text:style-name="T10">Après avoir modélisé nos données, il est bien de pouvoir les récupérer à la prochaine utilisation du programme. On a donc dû faire un choix pour l'enregistrement de ces dernières.</text:span></text:p>
      <text:p text:style-name="P20"><text:span text:style-name="T10"><text:tab/>Nous avons choisi d'utiliser le format binaire pour enregistrer les informations car, il est plus rapide en lecture et en écriture et il est plus pratique pour stocker les données. Cependant, l'utilisation d'un tel format demande une grande rigueur dans l'écriture et dans la lecture des informations car il requiert une connaissance des tailles en octet des types enregistrés et si il y a une erreur faite à un endroit lors de l'écriture, la lecture a de fortes chances de planter.</text:span></text:p>
      <text:p text:style-name="P20"><text:span text:style-name="T10"><text:tab/>Aussi, pour éviter de lire n'importe quelle données binaires, nous avons choisi de mettre une en-tête à chacun de nos fichiers qui « assurent » que le fichier a été généré par notre programme et qui informe sur le type de données écrite : on ne va lire les informations pour un livre de la même manière que pour un membre.</text:span></text:p>
      <text:p text:style-name="P20"><text:span text:style-name="T10"><text:tab/>Enfin, la gestion de la persistance des liens reposent sur les indices dans la table d'indexage de la liste chaînée. Cela évite les redondances d'informations car, on stocke seulement un champ spécifique d'un autre élément au lieu de ce dernier en entier, ça prend moins de place sur le fichier et ça permet de faire des liens entre deux fichiers différents. Toutefois, vu que notre gestion des données est très spécifique au cadre de notre projet, ces liaisons interfichiers sont toutes connues et on ne peut pas en faire d'autres.</text:span></text:p>
      <text:h text:style-name="P10" text:outline-level="1"><text:bookmark-start text:name="__RefHeading__704_687735892"/>Mise en place et utilisation<text:bookmark-end text:name="__RefHeading__704_687735892"/></text:h>
      <text:p text:style-name="P4"/>
      <text:p text:style-name="P4"/>
      <text:p text:style-name="P5">Uns fois la base de donnée opérationnelle, il est donc possible de l'utiliser pour notre bibliothèque virtuelle. Nous allons donc expliquer en détail le fonctionnement de la bibliothèque, en explicitant ses menus et les fonctions qu'ils contiennent.</text:p>
      <text:p text:style-name="P5"/>
      <text:h text:style-name="Heading_20_2" text:outline-level="2"><text:bookmark-start text:name="__RefHeading__706_687735892"/><text:span text:style-name="T11">M</text:span>enu Principal<text:bookmark-end text:name="__RefHeading__706_687735892"/></text:h>
      <text:p text:style-name="P5"/>
      <text:p text:style-name="P5">Le menu principal permet la navigation dans les <text:span text:style-name="T2">différentes </text:span>options offertes à l'utilisateu<text:span text:style-name="T2">r. En effet, comme spécifié dans le cahier des charges, le programme permet l'accès a deux menus subsidiaires :</text:span></text:p>
      <text:p text:style-name="P15"/>
      <text:p text:style-name="P6">-un menu de Service, permettant l'affichage des données <text:s/>des livres, <text:s/>des thèmes et des adhérents, dont ceux n'ayant pas rendu leurs emprunts à temps ; et une fonction de recherche dans les trois bases de données.</text:p>
      <text:p text:style-name="P4"/>
      <text:p text:style-name="P6">-un menu d'Interface, permettant l'affichage de la date du jour, la saisie et la suppression d’éléments dans les bases de données membres, thèmes et livres, ainsi que la gestion des emprunts et des restitutions de livre.</text:p>
      <text:p text:style-name="P6"/>
      <text:p text:style-name="P6">Pour accéder à ces menus, une simple variable locale de test sécurisée pour ne prendre que les valeurs 0, 1 et 2 enregistre la saisie de l'utilisateur, et grâce à des boucles <text:span text:style-name="T3">et...si</text:span><text:span text:style-name="T4"> utilisant ces valeurs comme condition de vérités, on accède aux sous-menus : 0 pour le menu de Service, 1 pour le menu d'Interface. Le 2 permet l’arrêt du programme, grâce à une boucle </text:span><text:span text:style-name="T3">faire...tant que</text:span><text:span text:style-name="T4"> englobant le programme, et qui sort donc du menu grâce à un booléen comme condition de vérité, qui se modifie dans la boucle générée en entrant la valeur 2.</text:span></text:p>
      <text:p text:style-name="P17"/>
      <text:h text:style-name="Heading_20_2" text:outline-level="2"><text:bookmark-start text:name="__RefHeading__708_687735892"/>Menu de Service<text:bookmark-end text:name="__RefHeading__708_687735892"/></text:h>
      <text:p text:style-name="P18"/>
      <text:p text:style-name="P7"><text:span text:style-name="T4">Comme précédemment, ce menu propose un ensemble de fonctionnalité, que l'on accède en saisissant un entier dans une valeur de test. Seulement, possédant plus d’éléments que le menu principal, celui-ci repose sur un </text:span><text:span text:style-name="T3">switch </text:span><text:span text:style-name="T4">gérant six cas différents : les cinq fonctionnalités décrite dans le menu principale, ainsi qu'une sortie de menu reposant sur une autre boucle </text:span><text:span text:style-name="T3">faire...tant que </text:span><text:span text:style-name="T4">avec un booléen.</text:span></text:p>
      <text:p text:style-name="P18"/>
      <text:p text:style-name="P8"><text:span text:style-name="T4">Les trois cas d'affichages de la base de donnée sans restriction, à savoir l'affichage des livres, des thèmes et des membres, se fait selon le même schémas : l'appel d'une fonction dans la base de donnée respective, qui va demander l'adresse de la base de donnée. Ensuite, selon l'affichage souhaités, le programme récupère la première adresse de la liste chaînée de l’élément choisie (membre, livre, thème...), et qui va afficher chacune des données contenue dans la structure pointée avec une boucle </text:span><text:span text:style-name="T3">tant que vérifiant</text:span><text:span text:style-name="T4"> si l'adresse envoyé est NULL (c'est à dire que c'est la fin de la liste chaînée), et prenant ensuite l'adresse du chaînons suivant.</text:span></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710_687735892"/>Conclusion<text:bookmark-end text:name="__RefHeading__710_687735892"/></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font-variant="small-caps" style:font-name="Times New Roman2" fo:font-family="'Times New Roman'" style:font-style-name="Normal" style:font-family-generic="roman" style:font-pitch="variable" fo:font-size="2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top="0cm" fo:margin-bottom="0.25cm" style:contextual-spacing="false" style:page-number="auto"/>
      <style:text-properties fo:font-size="18pt" fo:font-weight="normal"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top="0cm" fo:margin-bottom="0.25cm" style:contextual-spacing="false" style:page-number="auto"/>
      <style:text-properties fo:font-size="14pt" fo:font-style="italic" style:text-underline-style="dot-dash" style:text-underline-width="auto" style:text-underline-color="font-color"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style:num-suffix=" - " style:num-format="I">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7T15:21:11.795000000</meta:creation-date>
    <dc:date>2014-05-28T12:05:11.087000000</dc:date>
    <meta:editing-duration>PT6H42M52S</meta:editing-duration>
    <meta:editing-cycles>3</meta:editing-cycles>
    <meta:generator>LibreOffice/4.1.3.2$Windows_x86 LibreOffice_project/70feb7d99726f064edab4605a8ab840c50ec57a</meta:generator>
    <meta:document-statistic meta:table-count="0" meta:image-count="0" meta:object-count="0" meta:page-count="7" meta:paragraph-count="42" meta:word-count="1341" meta:character-count="7971" meta:non-whitespace-character-count="6657"/>
  </office:meta>
</office:document-meta>
</file>